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FF81E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9ff" style:font-name="Bitstream Charter"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99ff" style:font-name="Bitstream Charter"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99ff" style:font-name="Bitstream Charter" fo:font-size="18pt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99ff" style:font-name="Bitstream Charter"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gr1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fill="solid" draw:fill-color="#e6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950e" draw:fill-image-name="We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draw:fill="solid" draw:fill-color="#e6e6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e6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00ae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heads_20_1" draw:fill="solid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Arrowheads_20_1" draw:fill="solid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1" draw:fill="solid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Arrowheads_20_1"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heads_20_1"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s_20_1"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end="Arrowheads_20_1"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ellipse text:anchor-type="page" text:anchor-page-number="3" draw:z-index="35" draw:style-name="gr16" draw:text-style-name="P5" svg:width="2.828cm" svg:height="0.735cm" svg:x="8.324cm" svg:y="4.382cm">
        <text:p text:style-name="P5">B</text:p>
      </draw:ellipse>
      <draw:custom-shape text:anchor-type="page" text:anchor-page-number="5" draw:z-index="65" draw:style-name="gr24" draw:text-style-name="P5" svg:width="5.109cm" svg:height="0.895cm" svg:x="8.14cm" svg:y="9.305cm">
        <text:p text:style-name="P5">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5" draw:z-index="73" draw:style-name="gr24" draw:text-style-name="P5" svg:width="5.109cm" svg:height="0.895cm" svg:x="8.14cm" svg:y="9.305cm">
        <text:p text:style-name="P5">D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5" draw:z-index="76" draw:style-name="gr24" draw:text-style-name="P5" svg:width="3.419cm" svg:height="1.405cm" svg:x="3.916cm" svg:y="20.202cm">
        <text:p text:style-name="P5">PERMANENTLY</text:p>
        <text:p text:style-name="P5">DELETED</text:p>
        <draw:enhanced-geometry svg:viewBox="0 0 21600 21600" draw:type="rectangle" draw:enhanced-path="M 0 0 L 21600 0 21600 21600 0 21600 0 0 Z N"/>
      </draw:custom-shape>
      <draw:custom-shape text:anchor-type="page" text:anchor-page-number="6" draw:z-index="80" draw:style-name="gr24" draw:text-style-name="P5" svg:width="3.705cm" svg:height="1.362cm" svg:x="8.934cm" svg:y="4.902cm">
        <text:p text:style-name="P5">E</text:p>
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</draw:custom-shape>
      <draw:custom-shape text:anchor-type="page" text:anchor-page-number="6" draw:z-index="84" draw:style-name="gr28" draw:text-style-name="P5" svg:width="4.726cm" svg:height="1.343cm" svg:x="8.103cm" svg:y="17.704cm">
        <text:p text:style-name="P5">ENTER NEW </text:p>
        <text:p text:style-name="P5">DATA</text:p>
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</draw:custom-shape>
      <text:p text:style-name="Standard"><draw:rect text:anchor-type="paragraph" draw:z-index="0" draw:style-name="gr1" draw:text-style-name="P5" svg:width="5.273cm" svg:height="0.953cm" svg:x="5.771cm" svg:y="4.875cm"><text:p text:style-name="P5">HOME</text:p></draw:rect><draw:rect text:anchor-type="paragraph" draw:z-index="2" draw:style-name="gr1" draw:text-style-name="P5" svg:width="3.686cm" svg:height="0.876cm" svg:x="6.646cm" svg:y="6.929cm"><text:p text:style-name="P5">LOGIN</text:p></draw:rect><draw:rect text:anchor-type="paragraph" draw:z-index="3" draw:style-name="gr1" draw:text-style-name="P5" svg:width="3.56cm" svg:height="1.131cm" svg:x="10.435cm" svg:y="8.904cm"><text:p text:style-name="P5">ADMIN</text:p></draw:rect><draw:rect text:anchor-type="paragraph" draw:z-index="4" draw:style-name="gr1" draw:text-style-name="P5" svg:width="3.502cm" svg:height="1.133cm" svg:x="2.944cm" svg:y="8.902cm"><text:p text:style-name="P5">CUSTOMER</text:p></draw:rect><draw:rect text:anchor-type="paragraph" draw:z-index="5" draw:style-name="gr3" draw:text-style-name="P6" svg:width="2.973cm" svg:height="0.738cm" svg:x="2.193cm" svg:y="14.355cm"><text:p text:style-name="P5"><text:span text:style-name="T2">CUSTOMER </text:span></text:p><text:p text:style-name="P5"><text:span text:style-name="T2">PAGE </text:span></text:p></draw:rect><draw:rect text:anchor-type="paragraph" draw:z-index="6" draw:style-name="gr1" draw:text-style-name="P6" svg:width="2.973cm" svg:height="0.756cm" svg:x="11.065cm" svg:y="14.295cm"><text:p text:style-name="P5"><text:span text:style-name="T2">ADMIN </text:span></text:p><text:p text:style-name="P5"><text:span text:style-name="T2">PAGE</text:span></text:p></draw:rect><draw:custom-shape text:anchor-type="paragraph" draw:z-index="7" draw:style-name="gr4" draw:text-style-name="P7" svg:width="4.215cm" svg:height="1.371cm" svg:x="6.26cm" svg:y="11.261cm"><text:p><text:span text:style-name="T2">ENTER USERNAME </text:span></text:p><text:p><text:span text:style-name="T2"><text:s text:c="7"/></text:span><text:span text:style-name="T2">PASSWORD</text:span></text:p><draw:enhanced-geometry svg:viewBox="0 0 21600 21600" draw:glue-points="?f6 0 10800 ?f8 ?f11 10800 ?f9 21600 10800 ?f10 ?f5 10800" draw:text-areas="?f3 ?f3 ?f4 ?f4" draw:type="parallelogram" draw:modifiers="2669.9088145896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9" draw:style-name="gr5" draw:text-style-name="P5" svg:x1="8.541cm" svg:y1="8.333cm" svg:x2="10.494cm" svg:y2="8.333cm"><text:p/></draw:line><draw:line text:anchor-type="paragraph" draw:z-index="10" draw:style-name="gr5" draw:text-style-name="P5" svg:x1="10.493cm" svg:y1="8.333cm" svg:x2="11.837cm" svg:y2="8.333cm"><text:p/></draw:line><draw:line text:anchor-type="paragraph" draw:z-index="11" draw:style-name="gr6" draw:text-style-name="P5" svg:x1="11.837cm" svg:y1="8.333cm" svg:x2="11.837cm" svg:y2="8.862cm"><text:p/></draw:line><draw:custom-shape text:anchor-type="paragraph" draw:z-index="14" draw:style-name="gr4" draw:text-style-name="P7" svg:width="3.013cm" svg:height="2.507cm" svg:x="6.542cm" svg:y="13.48cm"><text:p><text:span text:style-name="T2">SUCCESSFULLY</text:span></text:p><text:p><text:span text:style-name="T2"><text:s text:c="8"/></text:span><text:span text:style-name="T2">LOGI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style-name="gr6" draw:text-style-name="P5" svg:x1="8.052cm" svg:y1="12.631cm" svg:x2="8.054cm" svg:y2="13.479cm"><text:p/></draw:line><draw:line text:anchor-type="paragraph" draw:z-index="16" draw:style-name="gr7" draw:text-style-name="P5" svg:x1="5.165cm" svg:y1="14.72cm" svg:x2="6.543cm" svg:y2="14.72cm"><text:p text:style-name="P5">YES</text:p></draw:line><draw:line text:anchor-type="paragraph" draw:z-index="17" draw:style-name="gr8" draw:text-style-name="P5" svg:x1="9.555cm" svg:y1="14.762cm" svg:x2="11.026cm" svg:y2="14.762cm"><text:p text:style-name="P5">YES</text:p></draw:line><draw:line text:anchor-type="paragraph" draw:z-index="19" draw:style-name="gr5" draw:text-style-name="P5" svg:x1="11.998cm" svg:y1="11.834cm" svg:x2="11.998cm" svg:y2="10.035cm"><text:p/></draw:line><draw:line text:anchor-type="paragraph" draw:z-index="24" draw:style-name="gr6" draw:text-style-name="P5" svg:x1="15.785cm" svg:y1="7.251cm" svg:x2="10.331cm" svg:y2="7.251cm"><text:p/></draw:line><draw:line text:anchor-type="paragraph" draw:z-index="26" draw:style-name="gr5" draw:text-style-name="P5" svg:x1="11.998cm" svg:y1="11.834cm" svg:x2="11.998cm" svg:y2="11.973cm"><text:p/></draw:line><draw:line text:anchor-type="paragraph" draw:z-index="27" draw:style-name="gr5" draw:text-style-name="P5" svg:x1="3.452cm" svg:y1="15.092cm" svg:x2="3.431cm" svg:y2="17.669cm"><text:p/></draw:line><draw:line text:anchor-type="paragraph" draw:z-index="28" draw:style-name="gr5" draw:text-style-name="P5" svg:x1="12.488cm" svg:y1="15.05cm" svg:x2="12.488cm" svg:y2="17.934cm"><text:p/></draw:line><draw:ellipse text:anchor-type="paragraph" draw:z-index="29" draw:style-name="gr12" draw:text-style-name="P5" svg:width="2.28cm" svg:height="0.752cm" svg:x="2.394cm" svg:y="17.653cm"><text:p text:style-name="P5">A</text:p></draw:ellipse><draw:ellipse text:anchor-type="paragraph" draw:z-index="30" draw:style-name="gr13" draw:text-style-name="P5" svg:width="2.363cm" svg:height="0.812cm" svg:x="11.287cm" svg:y="17.734cm"><text:p text:style-name="P5">B</text:p></draw:ellipse><draw:line text:anchor-type="paragraph" draw:z-index="31" draw:style-name="gr14" draw:text-style-name="P5" svg:x1="8.417cm" svg:y1="4.875cm" svg:x2="8.417cm" svg:y2="3.877cm"><text:p/></draw:line><text:tab/><text:tab/><text:tab/><text:tab/><text:tab/><text:tab/></text:p>
      <text:p text:style-name="Standard"/>
      <text:p text:style-name="P3"><draw:ellipse text:anchor-type="paragraph" draw:z-index="32" draw:style-name="gr1" draw:text-style-name="P5" svg:width="3.481cm" svg:height="0.858cm" svg:x="6.729cm" svg:y="2.046cm"><text:p text:style-name="P5">START</text:p></draw:ellipse>ONLINE SELLING</text:p>
      <text:p text:style-name="P1"/>
      <text:p text:style-name="P1"/>
      <text:p text:style-name="P1"/>
      <text:p text:style-name="P1"/>
      <text:p text:style-name="P1"><draw:line text:anchor-type="paragraph" draw:z-index="50" draw:style-name="gr14" draw:text-style-name="P5" svg:x1="5.772cm" svg:y1="0.699cm" svg:x2="0.785cm" svg:y2="0.699cm"><text:p/></draw:line><draw:line text:anchor-type="paragraph" draw:z-index="51" draw:style-name="gr2" draw:text-style-name="P5" svg:x1="0.785cm" svg:y1="0.699cm" svg:x2="0.785cm" svg:y2="1.969cm"><text:p/></draw:line><draw:line text:anchor-type="paragraph" draw:z-index="189" draw:style-name="gr30" draw:text-style-name="P5" svg:x1="11.044cm" svg:y1="0.7cm" svg:x2="13.63cm" svg:y2="0.7cm"><text:p/></draw:line><draw:rect text:anchor-type="paragraph" draw:z-index="190" draw:style-name="gr1" draw:text-style-name="P5" svg:width="2.146cm" svg:height="0.941cm" svg:x="13.69cm" svg:y="0.407cm"><text:p text:style-name="P5">SEARCH</text:p></draw:rect></text:p>
      <text:p text:style-name="P1"><draw:line text:anchor-type="paragraph" draw:z-index="1" draw:style-name="gr2" draw:text-style-name="P5" svg:x1="8.378cm" svg:y1="0.282cm" svg:x2="8.378cm" svg:y2="1.383cm"><text:p/></draw:line><draw:line text:anchor-type="paragraph" draw:z-index="191" draw:style-name="gr30" draw:text-style-name="P5" svg:x1="15.834cm" svg:y1="0.026cm" svg:x2="16.716cm" svg:y2="0.026cm"><text:p/></draw:line><draw:line text:anchor-type="paragraph" draw:z-index="192" draw:style-name="gr19" draw:text-style-name="P5" svg:x1="16.716cm" svg:y1="0.026cm" svg:x2="16.716cm" svg:y2="0.968cm"><text:p/></draw:line></text:p>
      <text:p text:style-name="P1"><draw:rect text:anchor-type="paragraph" draw:z-index="52" draw:style-name="gr1" draw:text-style-name="P6" svg:width="2.849cm" svg:height="0.936cm" svg:x="0.113cm" svg:y="0.427cm"><text:p text:style-name="P5"><text:span text:style-name="T2">SALES SATUS/</text:span></text:p><text:p text:style-name="P5"><text:span text:style-name="T2">VIEW</text:span></text:p></draw:rect><draw:custom-shape text:anchor-type="paragraph" draw:z-index="193" draw:style-name="gr22" draw:text-style-name="P5" svg:width="2.264cm" svg:height="0.738cm" svg:x="15.834cm" svg:y="0.206cm"><text:p text:style-name="P5">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><draw:line text:anchor-type="paragraph" draw:z-index="23" draw:style-name="gr5" draw:text-style-name="P5" svg:x1="15.785cm" svg:y1="9.589cm" svg:x2="15.785cm" svg:y2="0.182cm"><text:p/></draw:line><draw:line text:anchor-type="paragraph" draw:z-index="8" draw:style-name="gr5" draw:text-style-name="P5" svg:x1="8.356cm" svg:y1="0.734cm" svg:x2="8.356cm" svg:y2="1.263cm"><text:p/></draw:line></text:p>
      <text:p text:style-name="P1"><draw:line text:anchor-type="paragraph" draw:z-index="12" draw:style-name="gr5" draw:text-style-name="P5" svg:x1="8.541cm" svg:y1="0.501cm" svg:x2="4.736cm" svg:y2="0.501cm"><text:p/></draw:line><draw:line text:anchor-type="paragraph" draw:z-index="13" draw:style-name="gr6" draw:text-style-name="P5" svg:x1="4.736cm" svg:y1="0.501cm" svg:x2="4.736cm" svg:y2="1.071cm"><text:p/></draw:line></text:p>
      <text:p text:style-name="P1"/>
      <text:p text:style-name="P1"><draw:line text:anchor-type="paragraph" draw:z-index="20" draw:style-name="gr5" draw:text-style-name="P5" svg:x1="4.734cm" svg:y1="0.679cm" svg:x2="4.734cm" svg:y2="2.618cm"><text:p/></draw:line></text:p>
      <text:p text:style-name="P1"/>
      <text:p text:style-name="P1"/>
      <text:p text:style-name="P1"><draw:line text:anchor-type="paragraph" draw:z-index="21" draw:style-name="gr6" draw:text-style-name="P5" svg:x1="4.734cm" svg:y1="0.332cm" svg:x2="6.484cm" svg:y2="0.332cm"><text:p/></draw:line><draw:line text:anchor-type="paragraph" draw:z-index="25" draw:style-name="gr11" draw:text-style-name="P5" svg:x1="10.167cm" svg:y1="0.332cm" svg:x2="11.998cm" svg:y2="0.332cm"><text:p/></draw:line></text:p>
      <text:p text:style-name="P1"/>
      <text:p text:style-name="P1"/>
      <text:p text:style-name="P1"/>
      <text:p text:style-name="P1"/>
      <text:p text:style-name="P1"><draw:line text:anchor-type="paragraph" draw:z-index="18" draw:style-name="gr9" draw:text-style-name="P5" svg:x1="8.093cm" svg:y1="0.534cm" svg:x2="8.093cm" svg:y2="1.206cm"><text:p text:style-name="P5">NO</text:p></draw:line></text:p>
      <text:p text:style-name="P1"><draw:line text:anchor-type="paragraph" draw:z-index="22" draw:style-name="gr10" draw:text-style-name="P5" svg:x1="8.073cm" svg:y1="0.445cm" svg:x2="15.785cm" svg:y2="0.445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CUSTOMER PAGE</text:p>
      <text:p text:style-name="P1"/>
      <text:p text:style-name="P1"><draw:ellipse text:anchor-type="paragraph" draw:z-index="33" draw:style-name="gr13" draw:text-style-name="P5" svg:width="3.622cm" svg:height="0.876cm" svg:x="6.77cm" svg:y="0.002cm"><text:p text:style-name="P5">A</text:p></draw:ellipse></text:p>
      <text:p text:style-name="P1"><draw:line text:anchor-type="paragraph" draw:z-index="34" draw:style-name="gr15" draw:text-style-name="P5" svg:x1="8.601cm" svg:y1="0.115cm" svg:x2="8.601cm" svg:y2="1.159cm"><text:p/></draw:line></text:p>
      <text:p text:style-name="P1"><draw:custom-shape text:anchor-type="paragraph" draw:z-index="110" draw:style-name="gr32" draw:text-style-name="P5" svg:width="4.234cm" svg:height="1.721cm" svg:x="6.399cm" svg:y="0.397cm"><text:p text:style-name="P5">VIEW CUSTOMER</text:p><text:p text:style-name="P5">PAG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4" draw:style-name="gr32" draw:text-style-name="P5" svg:width="3.229cm" svg:height="1.35cm" svg:x="13.623cm" svg:y="0.397cm"><text:p text:style-name="P5">SEARCH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7" draw:style-name="gr32" draw:text-style-name="P5" svg:width="3.255cm" svg:height="1.403cm" svg:x="0.42cm" svg:y="0.37cm"><text:p text:style-name="P5">VIEW</text:p><text:p text:style-name="P5">PROFILE</text:p><text:p text:style-name="P5">INFO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11" draw:style-name="gr17" draw:text-style-name="P5" svg:x1="10.633cm" svg:y1="0.402cm" svg:x2="13.358cm" svg:y2="0.402cm"><text:p/></draw:line><draw:line text:anchor-type="paragraph" draw:z-index="112" draw:style-name="gr17" draw:text-style-name="P5" svg:x1="6.4cm" svg:y1="0.429cm" svg:x2="3.648cm" svg:y2="0.429cm"><text:p/></draw:line><draw:line text:anchor-type="paragraph" draw:z-index="121" draw:style-name="gr15" draw:text-style-name="P5" svg:x1="12.776cm" svg:y1="4.926cm" svg:x2="12.776cm" svg:y2="0.402cm"><text:p/></draw:line></text:p>
      <text:p text:style-name="P1"><draw:line text:anchor-type="paragraph" draw:z-index="113" draw:style-name="gr17" draw:text-style-name="P5" svg:x1="8.595cm" svg:y1="0.593cm" svg:x2="8.595cm" svg:y2="2.974cm"><text:p/></draw:line><draw:line text:anchor-type="paragraph" draw:z-index="115" draw:style-name="gr15" draw:text-style-name="P5" svg:x1="15.184cm" svg:y1="0.222cm" svg:x2="15.184cm" svg:y2="1.201cm"><text:p/></draw:line></text:p>
      <text:p text:style-name="P1"><draw:custom-shape text:anchor-type="paragraph" draw:z-index="116" draw:style-name="gr29" draw:text-style-name="P5" svg:width="2.117cm" svg:height="1.006cm" svg:x="14.205cm" svg:y="0.36cm"><text:p text:style-name="P5">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><draw:line text:anchor-type="paragraph" draw:z-index="144" draw:style-name="gr15" draw:text-style-name="P5" svg:x1="15.157cm" svg:y1="0.603cm" svg:x2="15.157cm" svg:y2="8.646cm"><text:p/></draw:line></text:p>
      <text:p text:style-name="P1"/>
      <text:p text:style-name="P1"><draw:custom-shape text:anchor-type="paragraph" draw:z-index="118" draw:style-name="gr32" draw:text-style-name="P5" svg:width="6.695cm" svg:height="1.959cm" svg:x="5.315cm" svg:y="0.058cm"><text:p text:style-name="P5">SHOPPING ITEM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3" draw:style-name="gr32" draw:text-style-name="P5" svg:width="3.096cm" svg:height="1.191cm" svg:x="0.526cm" svg:y="0.376cm"><text:p text:style-name="P5">CATEGORY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20" draw:style-name="gr15" draw:text-style-name="P5" svg:x1="12.009cm" svg:y1="0.355cm" svg:x2="12.776cm" svg:y2="0.355cm"><text:p/></draw:line><draw:line text:anchor-type="paragraph" draw:z-index="122" draw:style-name="gr17" draw:text-style-name="P5" svg:x1="5.314cm" svg:y1="0.381cm" svg:x2="3.621cm" svg:y2="0.381cm"><text:p/></draw:line></text:p>
      <text:p text:style-name="P1"><draw:line text:anchor-type="paragraph" draw:z-index="124" draw:style-name="gr17" draw:text-style-name="P5" svg:x1="1.954cm" svg:y1="0.042cm" svg:x2="1.954cm" svg:y2="1.947cm"><text:p/></draw:line><draw:line text:anchor-type="paragraph" draw:z-index="119" draw:style-name="gr17" draw:text-style-name="P5" svg:x1="8.543cm" svg:y1="0.492cm" svg:x2="8.543cm" svg:y2="2.376cm"><text:p/></draw:line></text:p>
      <text:p text:style-name="P1"/>
      <text:p text:style-name="P1"><draw:custom-shape text:anchor-type="paragraph" draw:z-index="125" draw:style-name="gr32" draw:text-style-name="P5" svg:width="3.467cm" svg:height="1.43cm" svg:x="0.34cm" svg:y="0.423cm"><text:p text:style-name="P5">VIEW</text:p><text:p text:style-name="P5">RELATED</text:p><text:p text:style-name="P5">TOPICS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26" draw:style-name="gr15" draw:text-style-name="P5" svg:x1="5.341cm" svg:y1="0.423cm" svg:x2="12.061cm" svg:y2="0.423cm"><text:p/></draw:line><draw:line text:anchor-type="paragraph" draw:z-index="131" draw:style-name="gr17" draw:text-style-name="P5" svg:x1="5.341cm" svg:y1="0.423cm" svg:x2="5.341cm" svg:y2="1.799cm"><text:p/></draw:line><draw:line text:anchor-type="paragraph" draw:z-index="132" draw:style-name="gr17" draw:text-style-name="P5" svg:x1="12.061cm" svg:y1="0.423cm" svg:x2="12.061cm" svg:y2="1.799cm"><text:p/></draw:line></text:p>
      <text:p text:style-name="P1"><draw:custom-shape text:anchor-type="paragraph" draw:z-index="134" draw:style-name="gr32" draw:text-style-name="P5" svg:width="2.038cm" svg:height="1.138cm" svg:x="7.669cm" svg:y="0.09cm"><text:p text:style-name="P5">TOP</text:p><text:p text:style-name="P5">PRODUCT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27" draw:style-name="gr17" draw:text-style-name="P5" svg:x1="1.981cm" svg:y1="0.328cm" svg:x2="1.981cm" svg:y2="1.757cm"><text:p/></draw:line><draw:custom-shape text:anchor-type="paragraph" draw:z-index="133" draw:style-name="gr32" draw:text-style-name="P8" svg:width="3.546cm" svg:height="1.138cm" svg:x="10.209cm" svg:y="0.302cm"><text:p text:style-name="P5"><text:span text:style-name="T3">RECOMMENDED</text:span></text:p><text:p text:style-name="P5"><text:span text:style-name="T3">PRODUC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5" draw:style-name="gr32" draw:text-style-name="P5" svg:width="2.038cm" svg:height="1.138cm" svg:x="4.124cm" svg:y="0.312cm"><text:p text:style-name="P5">LATEST</text:p><text:p text:style-name="P5">PRODUCT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6" draw:style-name="gr15" draw:text-style-name="P5" svg:x1="8.569cm" svg:y1="0.466cm" svg:x2="8.569cm" svg:y2="2.498cm"><text:p/></draw:line></text:p>
      <text:p text:style-name="P1"><draw:line text:anchor-type="paragraph" draw:z-index="137" draw:style-name="gr15" draw:text-style-name="P5" svg:x1="5.368cm" svg:y1="0.688cm" svg:x2="5.368cm" svg:y2="1.736cm"><text:p/></draw:line><draw:line text:anchor-type="paragraph" draw:z-index="138" draw:style-name="gr15" draw:text-style-name="P5" svg:x1="12.088cm" svg:y1="0.677cm" svg:x2="12.088cm" svg:y2="1.788cm"><text:p/></draw:line></text:p>
      <text:p text:style-name="P1"><draw:custom-shape text:anchor-type="paragraph" draw:z-index="128" draw:style-name="gr32" draw:text-style-name="P5" svg:width="3.387cm" svg:height="1.377cm" svg:x="0.446cm" svg:y="0.312cm"><text:p text:style-name="P5">HAS CHOOSE</text:p><text:p text:style-name="P5"><text:span text:style-name="T2">(BUY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39" draw:style-name="gr17" draw:text-style-name="P5" svg:x1="15.157cm" svg:y1="0.265cm" svg:x2="3.833cm" svg:y2="0.265cm"><text:p/></draw:line></text:p>
      <text:p text:style-name="P1"><draw:line text:anchor-type="paragraph" draw:z-index="129" draw:style-name="gr17" draw:text-style-name="P5" svg:x1="2.007cm" svg:y1="0.164cm" svg:x2="2.007cm" svg:y2="1.222cm"><text:p/></draw:line></text:p>
      <text:p text:style-name="P1"><draw:custom-shape text:anchor-type="paragraph" draw:z-index="130" draw:style-name="gr32" draw:text-style-name="P5" svg:width="3.387cm" svg:height="1.456cm" svg:x="0.393cm" svg:y="0.434cm"><text:p text:style-name="P5">DISPLAY</text:p><text:p text:style-name="P5">SHOP INF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1" draw:style-name="gr32" draw:text-style-name="P5" svg:width="3.202cm" svg:height="2.461cm" svg:x="6.108cm" svg:y="0.011cm"><text:p text:style-name="P5">DEAL</text:p><text:p text:style-name="P5"><text:span text:style-name="T2">(BUY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7" draw:style-name="gr32" draw:text-style-name="P5" svg:width="3.123cm" svg:height="1.456cm" svg:x="11.135cm" svg:y="0.566cm"><text:p text:style-name="P5">BACK TO </text:p><text:p text:style-name="P5">PREVIOUS</text:p><text:p text:style-name="P5">VIEW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40" draw:style-name="gr17" draw:text-style-name="P5" svg:x1="3.78cm" svg:y1="0.466cm" svg:x2="6.108cm" svg:y2="0.466cm"><text:p/></draw:line><draw:line text:anchor-type="paragraph" draw:z-index="143" draw:style-name="gr20" draw:text-style-name="P5" svg:x1="9.31cm" svg:y1="0.439cm" svg:x2="11.109cm" svg:y2="0.439cm"><text:p text:style-name="P5">NO</text:p></draw:line></text:p>
      <text:p text:style-name="P1"/>
      <text:p text:style-name="P1"><draw:line text:anchor-type="paragraph" draw:z-index="142" draw:style-name="gr20" draw:text-style-name="P5" svg:x1="7.749cm" svg:y1="0.185cm" svg:x2="7.749cm" svg:y2="1.663cm"><text:p text:style-name="P5">YES</text:p></draw:line></text:p>
      <text:p text:style-name="P1"/>
      <text:p text:style-name="P1"><draw:custom-shape text:anchor-type="paragraph" draw:z-index="145" draw:style-name="gr32" draw:text-style-name="P5" svg:width="4.234cm" svg:height="1.117cm" svg:x="5.516cm" svg:y="0.139cm"><text:p text:style-name="P5">ADD TO </text:p><text:p text:style-name="P5">CART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46" draw:style-name="gr15" draw:text-style-name="P5" svg:x1="7.669cm" svg:y1="0.552cm" svg:x2="7.669cm" svg:y2="1.243cm"><text:p/></draw:line></text:p>
      <text:p text:style-name="P1"><draw:custom-shape text:anchor-type="paragraph" draw:z-index="148" draw:style-name="gr22" draw:text-style-name="P5" svg:width="3.229cm" svg:height="0.953cm" svg:x="6.003cm" svg:y="0.418cm"><text:p text:style-name="P5">P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/>
      <text:p text:style-name="P1"><text:soft-page-break/></text:p>
      <text:p text:style-name="P1"/>
      <text:p text:style-name="P4"><text:tab/><text:tab/><text:tab/><text:tab/> <text:s/><text:span text:style-name="T1"><text:s text:c="3"/>ADMIN PAGE</text:span></text:p>
      <text:p text:style-name="P1"/>
      <text:p text:style-name="P1"><draw:line text:anchor-type="paragraph" draw:z-index="36" draw:style-name="gr15" draw:text-style-name="P5" svg:x1="7.728cm" svg:y1="0.067cm" svg:x2="7.728cm" svg:y2="1.085cm"><text:p/></draw:line></text:p>
      <text:p text:style-name="P1"><draw:rect text:anchor-type="paragraph" draw:z-index="37" draw:style-name="gr13" draw:text-style-name="P5" svg:width="3.135cm" svg:height="1.655cm" svg:x="6.221cm" svg:y="0.323cm"><text:p text:style-name="P5">VIEW ADMIN</text:p><text:p text:style-name="P5">PAGE</text:p></draw:rect></text:p>
      <text:p text:style-name="P1"/>
      <text:p text:style-name="P1"><draw:line text:anchor-type="paragraph" draw:z-index="38" draw:style-name="gr15" draw:text-style-name="P5" svg:x1="7.706cm" svg:y1="0.454cm" svg:x2="7.706cm" svg:y2="1.089cm"><text:p/></draw:line></text:p>
      <text:p text:style-name="P1"><draw:line text:anchor-type="paragraph" draw:z-index="42" draw:style-name="gr15" draw:text-style-name="P5" svg:x1="2.679cm" svg:y1="0.348cm" svg:x2="12.978cm" svg:y2="0.348cm"><text:p/></draw:line><draw:line text:anchor-type="paragraph" draw:z-index="43" draw:style-name="gr17" draw:text-style-name="P5" svg:x1="2.679cm" svg:y1="0.347cm" svg:x2="2.679cm" svg:y2="4.109cm"><text:p/></draw:line><draw:line text:anchor-type="paragraph" draw:z-index="44" draw:style-name="gr17" draw:text-style-name="P5" svg:x1="12.979cm" svg:y1="0.348cm" svg:x2="12.979cm" svg:y2="0.999cm"><text:p/></draw:line><draw:line text:anchor-type="paragraph" draw:z-index="45" draw:style-name="gr15" draw:text-style-name="P5" svg:x1="7.706cm" svg:y1="0.327cm" svg:x2="7.706cm" svg:y2="1.061cm"><text:p/></draw:line></text:p>
      <text:p text:style-name="P1"><draw:line text:anchor-type="paragraph" draw:z-index="53" draw:style-name="gr15" draw:text-style-name="P5" svg:x1="14.543cm" svg:y1="0.653cm" svg:x2="15.234cm" svg:y2="0.653cm"><text:p/></draw:line><draw:line text:anchor-type="paragraph" draw:z-index="54" draw:style-name="gr19" draw:text-style-name="P5" svg:x1="15.235cm" svg:y1="0.653cm" svg:x2="15.235cm" svg:y2="6.066cm"><text:p/></draw:line><draw:rect text:anchor-type="paragraph" draw:z-index="39" draw:style-name="gr13" draw:text-style-name="P5" svg:width="2.749cm" svg:height="0.856cm" svg:x="6.302cm" svg:y="0.303cm"><text:p text:style-name="P5">CUSTOMER</text:p></draw:rect><draw:rect text:anchor-type="paragraph" draw:z-index="40" draw:style-name="gr13" draw:text-style-name="P5" svg:width="2.952cm" svg:height="0.835cm" svg:x="11.592cm" svg:y="0.252cm"><text:p text:style-name="P5">ITEM</text:p></draw:rect><draw:line text:anchor-type="paragraph" draw:z-index="196" draw:style-name="gr35" draw:text-style-name="P5" svg:x1="10.807cm" svg:y1="0.593cm" svg:x2="11.592cm" svg:y2="0.593cm"><text:p/></draw:line><draw:line text:anchor-type="paragraph" draw:z-index="195" draw:style-name="gr35" draw:text-style-name="P5" svg:x1="10.807cm" svg:y1="2.182cm" svg:x2="10.807cm" svg:y2="0.593cm"><text:p/></draw:line></text:p>
      <text:p text:style-name="P1"><draw:line text:anchor-type="paragraph" draw:z-index="49" draw:style-name="gr15" draw:text-style-name="P5" svg:x1="13.485cm" svg:y1="2.914cm" svg:x2="13.485cm" svg:y2="0.325cm"><text:p/></draw:line></text:p>
      <text:p text:style-name="P1"><draw:line text:anchor-type="paragraph" draw:z-index="46" draw:style-name="gr11" draw:text-style-name="P5" svg:x1="7.728cm" svg:y1="4.494cm" svg:x2="7.728cm" svg:y2="0.658cm"><text:p/></draw:line><draw:line text:anchor-type="paragraph" draw:z-index="194" draw:style-name="gr35" draw:text-style-name="P5" svg:x1="7.728cm" svg:y1="0.658cm" svg:x2="10.808cm" svg:y2="0.658cm"><text:p/></draw:line></text:p>
      <text:p text:style-name="P1"/>
      <text:p text:style-name="P1"><draw:rect text:anchor-type="paragraph" draw:z-index="55" draw:style-name="gr20" draw:text-style-name="P5" svg:width="2.543cm" svg:height="0.795cm" svg:x="9.761cm" svg:y="0.31cm"><text:p text:style-name="P5">EDIT</text:p></draw:rect><draw:line text:anchor-type="paragraph" draw:z-index="48" draw:style-name="gr18" draw:text-style-name="P5" svg:x1="12.303cm" svg:y1="0.628cm" svg:x2="13.485cm" svg:y2="0.628cm"><text:p/></draw:line><draw:rect text:anchor-type="paragraph" draw:z-index="41" draw:style-name="gr13" draw:text-style-name="P5" svg:width="3.216cm" svg:height="0.854cm" svg:x="0.91cm" svg:y="0.3cm"><text:p text:style-name="P5">SALES</text:p></draw:rect></text:p>
      <text:p text:style-name="P1"><draw:line text:anchor-type="paragraph" draw:z-index="58" draw:style-name="gr19" draw:text-style-name="P5" svg:x1="10.961cm" svg:y1="0.342cm" svg:x2="10.961cm" svg:y2="1.363cm"><text:p/></draw:line></text:p>
      <text:p text:style-name="P2"><draw:ellipse text:anchor-type="paragraph" draw:z-index="60" draw:style-name="gr21" draw:text-style-name="P5" svg:width="1.324cm" svg:height="0.957cm" svg:x="10.352cm" svg:y="0.536cm"><text:p text:style-name="P5">E</text:p></draw:ellipse></text:p>
      <text:p text:style-name="P2"><draw:rect text:anchor-type="paragraph" draw:z-index="47" draw:style-name="gr13" draw:text-style-name="P5" svg:width="3.319cm" svg:height="0.692cm" svg:x="6.059cm" svg:y="0.713cm"><text:p text:style-name="P5">DELETE</text:p></draw:rect><draw:rect text:anchor-type="paragraph" draw:z-index="57" draw:style-name="gr13" draw:text-style-name="P5" svg:width="2.384cm" svg:height="0.795cm" svg:x="14.235cm" svg:y="0.732cm"><text:p text:style-name="P5">ADD</text:p></draw:rect></text:p>
      <text:p text:style-name="P2"><draw:line text:anchor-type="paragraph" draw:z-index="56" draw:style-name="gr19" draw:text-style-name="P5" svg:x1="7.705cm" svg:y1="0.642cm" svg:x2="7.705cm" svg:y2="1.783cm"><text:p/></draw:line></text:p>
      <text:p text:style-name="P2"><draw:line text:anchor-type="paragraph" draw:z-index="59" draw:style-name="gr19" draw:text-style-name="P5" svg:x1="15.256cm" svg:y1="0.002cm" svg:x2="15.256cm" svg:y2="0.879cm"><text:p/></draw:line></text:p>
      <text:p text:style-name="P2"><draw:ellipse text:anchor-type="paragraph" draw:z-index="61" draw:style-name="gr21" draw:text-style-name="P5" svg:width="1.488cm" svg:height="0.835cm" svg:x="14.503cm" svg:y="0.175cm"><text:p text:style-name="P5">F</text:p></draw:ellipse><draw:ellipse text:anchor-type="paragraph" draw:z-index="62" draw:style-name="gr21" draw:text-style-name="P5" svg:width="1.548cm" svg:height="0.895cm" svg:x="6.911cm" svg:y="0.277cm"><text:p text:style-name="P5">D</text:p></draw:ellipse></text:p>
      <text:p text:style-name="P2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SEARCH DATA</text:p>
      <text:p text:style-name="P1"><draw:custom-shape text:anchor-type="paragraph" draw:z-index="149" draw:style-name="gr29" svg:width="3.784cm" svg:height="1.165cm" svg:x="6.955cm" svg:y="0.633cm"><text:p><text:tab/>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/>
      <text:p text:style-name="P1"><draw:line text:anchor-type="paragraph" draw:z-index="150" draw:style-name="gr30" draw:text-style-name="P5" svg:x1="8.886cm" svg:y1="0.273cm" svg:x2="8.886cm" svg:y2="1.966cm"><text:p/></draw:line></text:p>
      <text:p text:style-name="P1"/>
      <text:p text:style-name="P1"><draw:custom-shape text:anchor-type="paragraph" draw:z-index="151" draw:style-name="gr29" draw:text-style-name="P5" svg:width="5.663cm" svg:height="1.826cm" svg:x="6.029cm" svg:y="0.443cm"><text:p text:style-name="P5">ENTER TO BE</text:p><text:p text:style-name="P5">SEARCH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"/>
      <text:p text:style-name="P1"><draw:line text:anchor-type="paragraph" draw:z-index="152" draw:style-name="gr19" draw:text-style-name="P5" svg:x1="8.834cm" svg:y1="0.744cm" svg:x2="8.834cm" svg:y2="2.702cm"><text:p/></draw:line></text:p>
      <text:p text:style-name="P1"/>
      <text:p text:style-name="P1"/>
      <text:p text:style-name="P1"><draw:custom-shape text:anchor-type="paragraph" draw:z-index="153" draw:style-name="gr29" draw:text-style-name="P5" svg:width="4.896cm" svg:height="3.414cm" svg:x="6.346cm" svg:y="0.416cm"><text:p text:style-name="P5">HAS SEARCH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/>
      <text:p text:style-name="P1"><draw:line text:anchor-type="paragraph" draw:z-index="154" draw:style-name="gr31" draw:text-style-name="P5" svg:x1="3.198cm" svg:y1="0.586cm" svg:x2="3.198cm" svg:y2="4.846cm"><text:p text:style-name="P5">NO</text:p></draw:line><draw:line text:anchor-type="paragraph" draw:z-index="155" draw:style-name="gr30" draw:text-style-name="P5" svg:x1="6.347cm" svg:y1="0.559cm" svg:x2="3.198cm" svg:y2="0.559cm"><text:p/></draw:line><draw:line text:anchor-type="paragraph" draw:z-index="156" draw:style-name="gr30" draw:text-style-name="P5" svg:x1="14.39cm" svg:y1="0.596cm" svg:x2="11.241cm" svg:y2="0.596cm"><text:p/></draw:line><draw:line text:anchor-type="paragraph" draw:z-index="157" draw:style-name="gr31" draw:text-style-name="P5" svg:x1="14.39cm" svg:y1="0.596cm" svg:x2="14.39cm" svg:y2="4.856cm"><text:p text:style-name="P5">YES</text:p></draw:lin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58" draw:style-name="gr29" draw:text-style-name="P5" svg:width="5.504cm" svg:height="2.276cm" svg:x="11.188cm" svg:y="0.247cm"><text:p text:style-name="P5">RELATED TOPICS</text:p><text:p text:style-name="P5">DISPLAY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59" draw:style-name="gr29" draw:text-style-name="P5" svg:width="4.657cm" svg:height="2.17cm" svg:x="0.87cm" svg:y="0.326cm"><text:p text:style-name="P5">NO DATA FOUND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DELETING DATA</text:p>
      <text:p text:style-name="P3"><draw:line text:anchor-type="paragraph" draw:z-index="70" draw:style-name="gr26" draw:text-style-name="P5" svg:x1="6.461cm" svg:y1="12.086cm" svg:x2="3.591cm" svg:y2="12.086cm"><text:p/></draw:line><draw:line text:anchor-type="paragraph" draw:z-index="66" draw:style-name="gr25" draw:text-style-name="P5" svg:x1="3.591cm" svg:y1="12.07cm" svg:x2="3.591cm" svg:y2="14.261cm"><text:p text:style-name="P5">YES</text:p></draw:line><draw:line text:anchor-type="paragraph" draw:z-index="67" draw:style-name="gr26" draw:text-style-name="P5" svg:x1="10.613cm" svg:y1="12.09cm" svg:x2="13.442cm" svg:y2="12.09cm"><text:p/></draw:line><draw:line text:anchor-type="paragraph" draw:z-index="68" draw:style-name="gr25" draw:text-style-name="P5" svg:x1="13.443cm" svg:y1="12.09cm" svg:x2="13.443cm" svg:y2="14.219cm"><text:p text:style-name="P5">NO</text:p></draw:line><draw:custom-shape text:anchor-type="paragraph" draw:z-index="69" draw:style-name="gr22" draw:text-style-name="P5" svg:width="3.746cm" svg:height="1.426cm" svg:x="11.202cm" svg:y="14.4cm"><text:p text:style-name="P5">BACK TO </text:p><text:p text:style-name="P5">PREVIOUS</text:p><text:p text:style-name="P5">VIEW</text:p><draw:enhanced-geometry svg:viewBox="0 0 21600 21600" draw:type="rectangle" draw:enhanced-path="M 0 0 L 21600 0 21600 21600 0 21600 0 0 Z N"/></draw:custom-shape><draw:custom-shape text:anchor-type="paragraph" draw:z-index="63" draw:style-name="gr22" draw:text-style-name="P8" svg:width="4.254cm" svg:height="2.544cm" svg:x="6.461cm" svg:y="10.818cm"><text:p text:style-name="P5"><text:span text:style-name="T3">CONTINUE </text:span></text:p><text:p text:style-name="P5"><text:span text:style-name="T3">DELETION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/>
      <text:p text:style-name="P1"/>
      <text:p text:style-name="P1"><draw:line text:anchor-type="paragraph" draw:z-index="64" draw:style-name="gr23" draw:text-style-name="P6" svg:x1="8.643cm" svg:y1="0.579cm" svg:x2="8.643cm" svg:y2="2.232cm"><text:p/></draw:line></text:p>
      <text:p text:style-name="P1"/>
      <text:p text:style-name="P1"><draw:custom-shape text:anchor-type="paragraph" draw:z-index="160" draw:style-name="gr29" svg:width="4.234cm" svg:height="2.038cm" svg:x="6.558cm" svg:y="0.736cm"><text:p text:style-name="P5">CHOOSE DATA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line text:anchor-type="paragraph" draw:z-index="161" draw:style-name="gr33" draw:text-style-name="P5" svg:x1="8.569cm" svg:y1="3.198cm" svg:x2="8.569cm" svg:y2="0.48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/>
      <text:p text:style-name="P3">EDITING DATA</text:p>
      <text:p text:style-name="P1"/>
      <text:p text:style-name="P1"/>
      <text:p text:style-name="P1"><draw:line text:anchor-type="paragraph" draw:z-index="72" draw:style-name="gr23" draw:text-style-name="P6" svg:x1="8.643cm" svg:y1="4.115cm" svg:x2="8.643cm" svg:y2="5.768cm"><text:p/></draw:line><draw:line text:anchor-type="paragraph" draw:z-index="162" draw:style-name="gr23" draw:text-style-name="P6" svg:x1="8.641cm" svg:y1="0.453cm" svg:x2="8.632cm" svg:y2="2.259cm"><text:p/></draw:line></text:p>
      <text:p text:style-name="P1"/>
      <text:p text:style-name="P1"><draw:custom-shape text:anchor-type="paragraph" draw:z-index="71" draw:style-name="gr22" draw:text-style-name="P8" svg:width="4.254cm" svg:height="2.544cm" svg:x="6.461cm" svg:y="4.246cm"><text:p text:style-name="P5"><text:span text:style-name="T3">EDIT</text:span></text:p><text:p text:style-name="P5"><text:span text:style-name="T3">DATA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3" draw:style-name="gr29" svg:width="4.234cm" svg:height="2.038cm" svg:x="6.558cm" svg:y="0.736cm"><text:p text:style-name="P5">CHOOSE DATA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74" draw:style-name="gr25" draw:text-style-name="P5" svg:x1="3.591cm" svg:y1="4.737cm" svg:x2="3.591cm" svg:y2="6.928cm"><text:p text:style-name="P5">YES</text:p></draw:line><draw:line text:anchor-type="paragraph" draw:z-index="78" draw:style-name="gr26" draw:text-style-name="P5" svg:x1="6.461cm" svg:y1="4.752cm" svg:x2="3.591cm" svg:y2="4.752cm"><text:p/></draw:line></text:p>
      <text:p text:style-name="P1"><draw:line text:anchor-type="paragraph" draw:z-index="88" draw:style-name="gr26" draw:text-style-name="P5" svg:x1="9.867cm" svg:y1="13.877cm" svg:x2="13.474cm" svg:y2="13.877cm"><text:p/></draw:line><draw:line text:anchor-type="paragraph" draw:z-index="87" draw:style-name="gr25" draw:text-style-name="P5" svg:x1="13.474cm" svg:y1="13.877cm" svg:x2="13.474cm" svg:y2="7.867cm"><text:p text:style-name="P5">NO</text:p></draw:line><draw:line text:anchor-type="paragraph" draw:z-index="85" draw:style-name="gr23" draw:text-style-name="P5" svg:x1="6.901cm" svg:y1="15.844cm" svg:x2="5.479cm" svg:y2="15.844cm"><text:p/></draw:line><draw:custom-shape text:anchor-type="paragraph" draw:z-index="83" draw:style-name="gr27" draw:text-style-name="P5" svg:width="2.968cm" svg:height="2.467cm" svg:x="6.9cm" svg:y="12.599cm"><text:p text:style-name="P5">SAVE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82" draw:style-name="gr23" draw:text-style-name="P5" svg:x1="8.521cm" svg:y1="7.038cm" svg:x2="8.521cm" svg:y2="9.532cm"><text:p/></draw:line><draw:line text:anchor-type="paragraph" draw:z-index="81" draw:style-name="gr26" draw:text-style-name="P5" svg:x1="5.479cm" svg:y1="7.038cm" svg:x2="8.522cm" svg:y2="7.038cm"><text:p/></draw:line><draw:custom-shape text:anchor-type="paragraph" draw:z-index="77" draw:style-name="gr22" draw:text-style-name="P5" svg:width="3.746cm" svg:height="1.426cm" svg:x="11.202cm" svg:y="6.304cm"><text:p text:style-name="P5">BACK TO </text:p><text:p text:style-name="P5">PREVIOUS</text:p><text:p text:style-name="P5">VIEW</text:p><draw:enhanced-geometry svg:viewBox="0 0 21600 21600" draw:type="rectangle" draw:enhanced-path="M 0 0 L 21600 0 21600 21600 0 21600 0 0 Z N"/></draw:custom-shape><draw:custom-shape text:anchor-type="paragraph" draw:z-index="79" draw:style-name="gr22" draw:text-style-name="P5" svg:width="3.723cm" svg:height="1.417cm" svg:x="1.757cm" svg:y="6.272cm"><text:p text:style-name="P5">RETRIEVE</text:p><text:p text:style-name="P5">DATA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line text:anchor-type="paragraph" draw:z-index="164" draw:style-name="gr26" draw:text-style-name="P5" svg:x1="13.583cm" svg:y1="0.141cm" svg:x2="10.713cm" svg:y2="0.141cm"><text:p/></draw:line><draw:line text:anchor-type="paragraph" draw:z-index="75" draw:style-name="gr25" draw:text-style-name="P5" svg:x1="13.584cm" svg:y1="0.183cm" svg:x2="13.584cm" svg:y2="2.312cm"><text:p text:style-name="P5">NO</text:p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86" draw:style-name="gr23" draw:text-style-name="P5" svg:x1="8.276cm" svg:y1="0.282cm" svg:x2="8.276cm" svg:y2="2.612cm"><text:p/></draw:line></text:p>
      <text:p text:style-name="P1"/>
      <text:p text:style-name="P1"/>
      <text:p text:style-name="P1"/>
      <text:p text:style-name="P1"><draw:custom-shape text:anchor-type="paragraph" draw:z-index="109" draw:style-name="gr29" draw:text-style-name="P5" svg:width="4.165cm" svg:height="1.417cm" svg:x="1.528cm" svg:y="2.249cm"><text:p text:style-name="P5">DATA </text:p><text:p text:style-name="P5">UPDATED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"><draw:line text:anchor-type="paragraph" draw:z-index="188" draw:style-name="gr21" draw:text-style-name="P5" svg:x1="6.9cm" svg:y1="0.076cm" svg:x2="6.9cm" svg:y2="2.127cm"><text:p text:style-name="P5">YES</text:p></draw:line></text:p>
      <text:p text:style-name="P1"/>
      <text:p text:style-name="P1"/>
      <text:p text:style-name="P1"/>
      <text:p text:style-name="P1"><text:soft-page-break/></text:p>
      <text:p text:style-name="P1"/>
      <text:p text:style-name="P3">ADDING DATA</text:p>
      <text:p text:style-name="P1"/>
      <text:p text:style-name="P1"><draw:custom-shape text:anchor-type="paragraph" draw:z-index="92" draw:style-name="gr29" draw:text-style-name="P5" svg:width="3.516cm" svg:height="2.289cm" svg:x="7.084cm" svg:y="2.381cm"><text:p text:style-name="P5">ADD</text:p><text:p text:style-name="P5">DATA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91" draw:style-name="gr29" draw:text-style-name="P5" svg:width="4.176cm" svg:height="1.341cm" svg:x="1.457cm" svg:y="5.549cm"><text:p text:style-name="P5">FILL UP</text:p><text:p text:style-name="P5">FIELD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90" draw:style-name="gr19" draw:text-style-name="P5" svg:x1="8.86cm" svg:y1="1.076cm" svg:x2="8.86cm" svg:y2="2.38cm"><text:p/></draw:line><draw:custom-shape text:anchor-type="paragraph" draw:z-index="89" draw:style-name="gr29" draw:text-style-name="P5" svg:width="3.855cm" svg:height="0.89cm" svg:x="6.934cm" svg:y="0.093cm"><text:p text:style-name="P5">F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FF</text:p>
      <text:p text:style-name="P1"/>
      <text:p text:style-name="P1"><draw:line text:anchor-type="paragraph" draw:z-index="105" draw:style-name="gr30" draw:text-style-name="P5" svg:x1="17.082cm" svg:y1="8.338cm" svg:x2="17.082cm" svg:y2="0.478cm"><text:p/></draw:line><draw:line text:anchor-type="paragraph" draw:z-index="106" draw:style-name="gr30" draw:text-style-name="P5" svg:x1="17.082cm" svg:y1="0.478cm" svg:x2="3.872cm" svg:y2="0.478cm"><text:p/></draw:line><draw:line text:anchor-type="paragraph" draw:z-index="107" draw:style-name="gr30" draw:text-style-name="P5" svg:x1="3.872cm" svg:y1="0.478cm" svg:x2="3.872cm" svg:y2="1.956cm"><text:p/></draw:line></text:p>
      <text:p text:style-name="P1"/>
      <text:p text:style-name="P1"><draw:line text:anchor-type="paragraph" draw:z-index="94" draw:style-name="gr30" draw:text-style-name="P5" svg:x1="10.599cm" svg:y1="0.469cm" svg:x2="14.323cm" svg:y2="0.469cm"><text:p/></draw:line><draw:line text:anchor-type="paragraph" draw:z-index="95" draw:style-name="gr30" draw:text-style-name="P5" svg:x1="6.991cm" svg:y1="0.432cm" svg:x2="3.872cm" svg:y2="0.432cm"><text:p/></draw:line><draw:line text:anchor-type="paragraph" draw:z-index="96" draw:style-name="gr31" draw:text-style-name="P5" svg:x1="3.872cm" svg:y1="0.432cm" svg:x2="3.84cm" svg:y2="2.501cm"><text:p text:style-name="P5">YES</text:p></draw:line><draw:line text:anchor-type="paragraph" draw:z-index="97" draw:style-name="gr31" draw:text-style-name="P5" svg:x1="14.323cm" svg:y1="0.489cm" svg:x2="14.335cm" svg:y2="2.505cm"><text:p text:style-name="P5">NO</text:p></draw:line></text:p>
      <text:p text:style-name="P1"><draw:custom-shape text:anchor-type="paragraph" draw:z-index="93" draw:style-name="gr29" draw:text-style-name="P5" svg:width="4.176cm" svg:height="1.341cm" svg:x="11.756cm" svg:y="1.743cm"><text:p text:style-name="P5">BACK TO </text:p><text:p text:style-name="P5">PREVIOUS</text:p><text:p text:style-name="P5">VIEW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"/>
      <text:p text:style-name="P1"><draw:custom-shape text:anchor-type="paragraph" draw:z-index="108" draw:style-name="gr29" draw:text-style-name="P5" svg:width="4.082cm" svg:height="1.287cm" svg:x="6.669cm" svg:y="7.248cm"><text:p text:style-name="P5">DATA </text:p><text:p text:style-name="P5">ADDED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4" draw:style-name="gr30" draw:text-style-name="P5" svg:x1="16.175cm" svg:y1="4.528cm" svg:x2="17.082cm" svg:y2="4.528cm"><text:p/></draw:line><draw:custom-shape text:anchor-type="paragraph" draw:z-index="103" draw:style-name="gr29" draw:text-style-name="P9" svg:width="4.386cm" svg:height="1.04cm" svg:x="12.15cm" svg:y="4.001cm"><text:p><text:span text:style-name="T3">ALERT MISSING 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2" draw:style-name="gr31" draw:text-style-name="P5" svg:x1="10.977cm" svg:y1="4.473cm" svg:x2="12.508cm" svg:y2="4.473cm"><text:p text:style-name="P5">NO</text:p></draw:line><draw:line text:anchor-type="paragraph" draw:z-index="101" draw:style-name="gr31" draw:text-style-name="P5" svg:x1="8.804cm" svg:y1="5.72cm" svg:x2="8.804cm" svg:y2="7.228cm"><text:p text:style-name="P5">YES</text:p></draw:line><draw:custom-shape text:anchor-type="paragraph" draw:z-index="100" draw:style-name="gr29" svg:width="4.328cm" svg:height="2.458cm" svg:x="6.65cm" svg:y="3.263cm"><text:p text:style-name="P5">FILLED UP </text:p><text:p text:style-name="P5">ALL</text:p><text:p text:style-name="P5">FIELDS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99" draw:style-name="gr19" draw:text-style-name="P5" svg:x1="3.776cm" svg:y1="4.512cm" svg:x2="6.574cm" svg:y2="4.512cm"><text:p/></draw:line></text:p>
      <text:p text:style-name="P1"/>
      <text:p text:style-name="P1"><draw:line text:anchor-type="paragraph" draw:z-index="98" draw:style-name="gr30" draw:text-style-name="P5" svg:x1="3.759cm" svg:y1="0.032cm" svg:x2="3.759cm" svg:y2="2.988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BUYING PROCCESS</text:p>
      <text:p text:style-name="P1"/>
      <text:p text:style-name="P1"><draw:custom-shape text:anchor-type="paragraph" draw:z-index="165" draw:style-name="gr29" draw:text-style-name="P5" svg:width="3.176cm" svg:height="1.087cm" svg:x="7.251cm" svg:y="0.021cm"><text:p text:style-name="P5">P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><draw:line text:anchor-type="paragraph" draw:z-index="166" draw:style-name="gr30" draw:text-style-name="P5" svg:x1="8.809cm" svg:y1="0.346cm" svg:x2="8.809cm" svg:y2="1.581cm"><text:p/></draw:line></text:p>
      <text:p text:style-name="P1"/>
      <text:p text:style-name="P1"><draw:custom-shape text:anchor-type="paragraph" draw:z-index="169" draw:style-name="gr29" draw:text-style-name="P5" svg:width="4.881cm" svg:height="1.825cm" svg:x="6.311cm" svg:y="0.065cm"><text:p text:style-name="P5">DISPLAY</text:p><text:p text:style-name="P5">SHOPPING ITEM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67" draw:style-name="gr15" draw:text-style-name="P5" svg:x1="11.192cm" svg:y1="0.155cm" svg:x2="15.013cm" svg:y2="0.155cm"><text:p/></draw:line><draw:line text:anchor-type="paragraph" draw:z-index="170" draw:style-name="gr15" draw:text-style-name="P5" svg:x1="2.491cm" svg:y1="0.178cm" svg:x2="6.312cm" svg:y2="0.178cm"><text:p/></draw:line><draw:line text:anchor-type="paragraph" draw:z-index="171" draw:style-name="gr19" draw:text-style-name="P5" svg:x1="2.491cm" svg:y1="0.178cm" svg:x2="2.491cm" svg:y2="3.499cm"><text:p/></draw:line><draw:line text:anchor-type="paragraph" draw:z-index="172" draw:style-name="gr19" draw:text-style-name="P5" svg:x1="15.012cm" svg:y1="0.155cm" svg:x2="15.012cm" svg:y2="3.418cm"><text:p/></draw:line></text:p>
      <text:p text:style-name="P1"/>
      <text:p text:style-name="P1"/>
      <text:p text:style-name="P1"/>
      <text:p text:style-name="P1"><draw:rect text:anchor-type="paragraph" draw:z-index="168" draw:style-name="gr34" draw:text-style-name="P5" svg:width="3.94cm" svg:height="1.407cm" svg:x="13.16cm" svg:y="0.37cm"><text:p text:style-name="P5">REMOVE</text:p></draw:rect><draw:custom-shape text:anchor-type="paragraph" draw:z-index="173" draw:style-name="gr29" draw:text-style-name="P5" svg:width="4.176cm" svg:height="2.823cm" svg:x="0.43cm" svg:y="0.482cm"><text:p text:style-name="P5">CHECK OUT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177" draw:style-name="gr29" draw:text-style-name="P5" svg:width="4.146cm" svg:height="1.676cm" svg:x="6.281cm" svg:y="0.43cm"><text:p text:style-name="P5">ADD TO SALES</text:p><text:p text:style-name="P5">RECORD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line text:anchor-type="paragraph" draw:z-index="174" draw:style-name="gr31" draw:text-style-name="P5" svg:x1="4.606cm" svg:y1="0.369cm" svg:x2="6.282cm" svg:y2="0.369cm"><text:p text:style-name="P5">YES</text:p></draw:line><draw:line text:anchor-type="paragraph" draw:z-index="184" draw:style-name="gr19" draw:text-style-name="P5" svg:x1="15.012cm" svg:y1="0.252cm" svg:x2="15.012cm" svg:y2="1.944cm"><text:p/></draw:line></text:p>
      <text:p text:style-name="P1"><draw:line text:anchor-type="paragraph" draw:z-index="183" draw:style-name="gr19" draw:text-style-name="P5" svg:x1="8.456cm" svg:y1="0.582cm" svg:x2="8.456cm" svg:y2="2.685cm"><text:p/></draw:line></text:p>
      <text:p text:style-name="P1"><draw:line text:anchor-type="paragraph" draw:z-index="175" draw:style-name="gr31" draw:text-style-name="P5" svg:x1="2.517cm" svg:y1="0.256cm" svg:x2="2.517cm" svg:y2="1.785cm"><text:p text:style-name="P5">NO</text:p></draw:line><draw:custom-shape text:anchor-type="paragraph" draw:z-index="176" draw:style-name="gr29" draw:text-style-name="P5" svg:width="3.793cm" svg:height="1.384cm" svg:x="0.43cm" svg:y="1.845cm"><text:p text:style-name="P5">BUY MORE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78" draw:style-name="gr19" draw:text-style-name="P5" svg:x1="2.489cm" svg:y1="3.228cm" svg:x2="2.489cm" svg:y2="5.592cm"><text:p/></draw:line><draw:ellipse text:anchor-type="paragraph" draw:z-index="179" draw:style-name="gr13" draw:text-style-name="P5" svg:width="3.499cm" svg:height="1.147cm" svg:x="0.785cm" svg:y="5.63cm"><text:p text:style-name="P5">A</text:p></draw:ellipse><draw:line text:anchor-type="paragraph" draw:z-index="180" draw:style-name="gr19" draw:text-style-name="P5" svg:x1="2.519cm" svg:y1="6.777cm" svg:x2="2.519cm" svg:y2="8.042cm"><text:p/></draw:line><draw:rect text:anchor-type="paragraph" draw:z-index="181" draw:style-name="gr13" draw:text-style-name="P5" svg:width="3.469cm" svg:height="1.648cm" svg:x="0.871cm" svg:y="8.1cm"><text:p text:style-name="P5">HAS CHOOSE</text:p><text:p text:style-name="P5"><text:span text:style-name="T2">(BUY)</text:span></text:p></draw:rect><draw:custom-shape text:anchor-type="paragraph" draw:z-index="182" draw:style-name="gr29" draw:text-style-name="P5" svg:width="4.029cm" svg:height="1.324cm" svg:x="6.398cm" svg:y="1.923cm"><text:p text:style-name="P5">BACK TO PREVIOUS</text:p><text:p text:style-name="P5">VIEW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5" draw:style-name="gr29" draw:text-style-name="P5" svg:width="4cm" svg:height="1.502cm" svg:x="13.13cm" svg:y="4.036cm"><text:p text:style-name="P5">REMOVE FROM</text:p><text:p text:style-name="P5"><text:s/>CAR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6" draw:style-name="gr29" draw:text-style-name="P5" svg:width="4.146cm" svg:height="1.735cm" svg:x="12.866cm" svg:y="0.48cm"><text:p text:style-name="P5">CHOOSE</text:p><text:p text:style-name="P5">DATA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87" draw:style-name="gr19" draw:text-style-name="P5" svg:x1="15.041cm" svg:y1="2.214cm" svg:x2="15.041cm" svg:y2="4.03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Wet" xlink:href="Pictures/100000000000005E0000005E4FF81E94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COTP-ICT </meta:initial-creator>
    <meta:creation-date>2013-04-13T10:43:38</meta:creation-date>
    <dc:date>2013-04-18T16:09:52</dc:date>
    <dc:creator>iCOTP-ICT </dc:creator>
    <meta:editing-duration>PT5H18M54S</meta:editing-duration>
    <meta:editing-cycles>12</meta:editing-cycles>
    <meta:generator>LibreOffice/3.3$Linux LibreOffice_project/330m19$Build-202</meta:generator>
    <meta:document-statistic meta:table-count="0" meta:image-count="0" meta:object-count="0" meta:page-count="8" meta:paragraph-count="10" meta:word-count="17" meta:character-count="116"/>
  </office:meta>
</office:document-meta>
</file>